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7.754cm" table:align="left"/>
    </style:style>
    <style:style style:name="Tabela1.A" style:family="table-column">
      <style:table-column-properties style:column-width="3.925cm"/>
    </style:style>
    <style:style style:name="Tabela1.B" style:family="table-column">
      <style:table-column-properties style:column-width="3.829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Standard">
      <style:paragraph-properties fo:break-before="pag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im — <text:span text:style-name="Strong_20_Emphasis">é totalmente possível compilar esse projeto Lazarus para Linux</text:span>, mas normalmente projetos feitos inicialmente para Windows precisam de alguns ajustes específicos (principalmente caminho de executáveis, permissões e dependências do LCL).</text:p>
      <text:p text:style-name="Text_20_body">⚠️ Antes de continuar: os arquivos que você enviou <text:span text:style-name="Strong_20_Emphasis">expiraram no ambiente</text:span> e não consigo mais acessá-los.<text:line-break/>👉 Por favor, envie novamente os arquivos do projeto (<text:span text:style-name="Source_20_Text">.lpi</text:span>, <text:span text:style-name="Source_20_Text">.lpr</text:span>, <text:span text:style-name="Source_20_Text">.pas</text:span>, <text:span text:style-name="Source_20_Text">.lfm</text:span>, etc.) para que eu possa analisar exatamente o que precisa ser alterado.</text:p>
      <text:p text:style-name="Text_20_body">Enquanto isso, vou te explicar <text:span text:style-name="Strong_20_Emphasis">o processo correto e completo</text:span>, porque quase sempre os problemas são os mesmos em projetos Lazarus + yt-dlp.</text:p>
      <text:p text:style-name="Horizontal_20_Line"/>
      <text:h text:style-name="Heading_20_1" text:outline-level="1">✅ 1. Entenda o que muda do Windows → Linux</text:h>
      <text:p text:style-name="Text_20_body">Seu projeto tem 3 pontos críticos:</text:p>
      <text:list text:style-name="L1">
        <text:list-item>
          <text:p text:style-name="P1"><text:span text:style-name="Strong_20_Emphasis">Widgetset gráfico (LCL)</text:span></text:p>
        </text:list-item>
        <text:list-item>
          <text:p text:style-name="P1"><text:span text:style-name="Strong_20_Emphasis">Execução do yt-dlp</text:span></text:p>
        </text:list-item>
        <text:list-item>
          <text:p text:style-name="P1"><text:span text:style-name="Strong_20_Emphasis">Sistema de arquivos e permissões</text:span></text:p>
        </text:list-item>
      </text:list>
      <text:p text:style-name="Text_20_body">O código Pascal geralmente compila sem mudanças grandes.</text:p>
      <text:p text:style-name="Horizontal_20_Line"/>
      <text:h text:style-name="Heading_20_1" text:outline-level="1">✅ 2. Instalar ambiente Lazarus no Linux</text:h>
      <text:p text:style-name="Text_20_body">No Linux (Ubuntu/Debian/Mint por exemplo):</text:p>
      <text:p text:style-name="Preformatted_20_Text"><text:span text:style-name="Source_20_Text">sudo apt update</text:span></text:p>
      <text:p text:style-name="P2"><text:span text:style-name="Source_20_Text">sudo apt install lazarus lazarus-ide fpc</text:span></text:p>
      <text:p text:style-name="Text_20_body">Instalar também dependências comuns:</text:p>
      <text:p text:style-name="Preformatted_20_Text"><text:span text:style-name="Source_20_Text">sudo apt install build-essential</text:span></text:p>
      <text:p text:style-name="P2"><text:span text:style-name="Source_20_Text">sudo apt install libgtk2.0-dev</text:span></text:p>
      <text:p text:style-name="Text_20_body">👉 O Lazarus Linux usa normalmente <text:span text:style-name="Strong_20_Emphasis">GTK2 ou Qt5</text:span>.</text:p>
      <text:p text:style-name="Horizontal_20_Line"/>
      <text:h text:style-name="Heading_20_1" text:outline-level="1">✅ 3. Abrir o projeto no Linux</text:h>
      <text:list text:style-name="L2">
        <text:list-item>
          <text:p text:style-name="P3">Copie a pasta do projeto para Linux</text:p>
        </text:list-item>
        <text:list-item>
          <text:p text:style-name="P3">Abra:</text:p>
        </text:list-item>
      </text:list>
      <text:p text:style-name="P2"><text:span text:style-name="Source_20_Text">lazarus iBaixar.lpi</text:span></text:p>
      <text:list text:style-name="L3">
        <text:list-item>
          <text:p text:style-name="P4"><text:soft-page-break/>Vá em:</text:p>
        </text:list-item>
      </text:list>
      <text:p text:style-name="P2"><text:span text:style-name="Source_20_Text">Project → Project Options → Additions and Overrides</text:span></text:p>
      <text:p text:style-name="Text_20_body">Confirme:</text:p>
      <text:p text:style-name="P2"><text:span text:style-name="Source_20_Text">Widget Type = gtk2</text:span></text:p>
      <text:p text:style-name="Horizontal_20_Line"/>
      <text:h text:style-name="Heading_20_1" text:outline-level="1">✅ 4. Problema MAIS comum: caminho do yt-dlp</text:h>
      <text:p text:style-name="Text_20_body">No Windows normalmente você tem algo assim:</text:p>
      <text:p text:style-name="P2"><text:span text:style-name="Source_20_Text">yt-dlp.exe</text:span></text:p>
      <text:p text:style-name="Text_20_body">No Linux NÃO existe <text:span text:style-name="Source_20_Text">.exe</text:span>.</text:p>
      <text:p text:style-name="Text_20_body">Você deve usar:</text:p>
      <text:p text:style-name="P2"><text:span text:style-name="Source_20_Text">yt-dlp</text:span></text:p>
      <text:p text:style-name="Text_20_body">ou caminho absoluto:</text:p>
      <text:p text:style-name="P2"><text:span text:style-name="Source_20_Text">/usr/bin/yt-dlp</text:span></text:p>
      <text:p text:style-name="Horizontal_20_Line"/>
      <text:h text:style-name="Heading_20_2" text:outline-level="2">✔ Solução correta (cross-platform)</text:h>
      <text:p text:style-name="Text_20_body">Use diretivas condicionais:</text:p>
      <text:p text:style-name="Preformatted_20_Text"><text:span text:style-name="Source_20_Text">{$IFDEF WINDOWS}</text:span></text:p>
      <text:p text:style-name="Preformatted_20_Text"><text:span text:style-name="Source_20_Text"><text:s text:c="2"/>YTDLP := 'yt-dlp.exe';</text:span></text:p>
      <text:p text:style-name="Preformatted_20_Text"><text:span text:style-name="Source_20_Text">{$ENDIF}</text:span></text:p>
      <text:p text:style-name="Preformatted_20_Text"/>
      <text:p text:style-name="Preformatted_20_Text"><text:span text:style-name="Source_20_Text">{$IFDEF LINUX}</text:span></text:p>
      <text:p text:style-name="Preformatted_20_Text"><text:span text:style-name="Source_20_Text"><text:s text:c="2"/>YTDLP := 'yt-dlp';</text:span></text:p>
      <text:p text:style-name="P2"><text:span text:style-name="Source_20_Text">{$ENDIF}</text:span></text:p>
      <text:p text:style-name="Horizontal_20_Line"/>
      <text:h text:style-name="Heading_20_1" text:outline-level="1">✅ 5. Permissão de execução (MUITO IMPORTANTE)</text:h>
      <text:p text:style-name="Text_20_body">No Linux, o arquivo precisa ser executável:</text:p>
      <text:p text:style-name="P2"><text:span text:style-name="Source_20_Text">chmod +x yt-dlp</text:span></text:p>
      <text:p text:style-name="Text_20_body">Se você distribuir junto com o programa:</text:p>
      <text:p text:style-name="P2"><text:span text:style-name="Source_20_Text">chmod +x ./yt-dlp</text:span></text:p>
      <text:p text:style-name="Horizontal_20_Line"><text:soft-page-break/></text:p>
      <text:h text:style-name="Heading_20_1" text:outline-level="1">✅ 6. Execução via TProcess / fpSystem</text:h>
      <text:p text:style-name="Text_20_body">Se você usa algo assim:</text:p>
      <text:p text:style-name="P2"><text:span text:style-name="Source_20_Text">fpSystem('yt-dlp ...');</text:span></text:p>
      <text:p text:style-name="Text_20_body">No Linux prefira:</text:p>
      <text:p text:style-name="P2"><text:span text:style-name="Source_20_Text">fpSystem('./yt-dlp ...');</text:span></text:p>
      <text:p text:style-name="Text_20_body">ou caminho completo.</text:p>
      <text:p text:style-name="Horizontal_20_Line"/>
      <text:h text:style-name="Heading_20_1" text:outline-level="1">✅ 7. Separador de diretórios</text:h>
      <text:p text:style-name="Text_20_body">Windows:</text:p>
      <text:p text:style-name="P2"><text:span text:style-name="Source_20_Text">C:\Videos\</text:span></text:p>
      <text:p text:style-name="Text_20_body">Linux:</text:p>
      <text:p text:style-name="P2"><text:span text:style-name="Source_20_Text">/home/user/Videos/</text:span></text:p>
      <text:p text:style-name="Text_20_body">Use sempre:</text:p>
      <text:p text:style-name="P2"><text:span text:style-name="Source_20_Text">IncludeTrailingPathDelimiter(Path);</text:span></text:p>
      <text:p text:style-name="Text_20_body">ou:</text:p>
      <text:p text:style-name="P2"><text:span text:style-name="Source_20_Text">PathDelim</text:span></text:p>
      <text:p text:style-name="Text_20_body">Exemplo:</text:p>
      <text:p text:style-name="P2"><text:span text:style-name="Source_20_Text">Arquivo := Pasta + PathDelim + Nome;</text:span></text:p>
      <text:p text:style-name="Horizontal_20_Line"/>
      <text:h text:style-name="Heading_20_1" text:outline-level="1">✅ 8. Conversão MP4 (ffmpeg)</text:h>
      <text:p text:style-name="Text_20_body">No Linux o yt-dlp depende do ffmpeg instalado:</text:p>
      <text:p text:style-name="P2"><text:span text:style-name="Source_20_Text">sudo apt install ffmpeg</text:span></text:p>
      <text:p text:style-name="Text_20_body">Sem isso a conversão falha.</text:p>
      <text:p text:style-name="Horizontal_20_Line"/>
      <text:h text:style-name="Heading_20_1" text:outline-level="1">✅ 9. Encoding (erro clássico)</text:h>
      <text:p text:style-name="Text_20_body">Linux usa UTF-8.</text:p>
      <text:p text:style-name="Text_20_body"><text:soft-page-break/>Se aparecer erro com acentos:</text:p>
      <text:p text:style-name="P2"><text:span text:style-name="Source_20_Text">LConvEncoding</text:span></text:p>
      <text:p text:style-name="Text_20_body">ou:</text:p>
      <text:p text:style-name="P2"><text:span text:style-name="Source_20_Text">UTF8ToSys()</text:span></text:p>
      <text:p text:style-name="Horizontal_20_Line"/>
      <text:h text:style-name="Heading_20_1" text:outline-level="1">✅ 10. Compilar</text:h>
      <text:p text:style-name="Text_20_body">Depois:</text:p>
      <text:p text:style-name="P2"><text:span text:style-name="Source_20_Text">Run → Build</text:span></text:p>
      <text:p text:style-name="Text_20_body">O executável Linux será gerado sem extensão:</text:p>
      <text:p text:style-name="P2"><text:span text:style-name="Source_20_Text">iBaixar</text:span></text:p>
      <text:p text:style-name="Text_20_body">Executar:</text:p>
      <text:p text:style-name="P2"><text:span text:style-name="Source_20_Text">./iBaixar</text:span></text:p>
      <text:p text:style-name="Horizontal_20_Line"/>
      <text:h text:style-name="Heading_20_1" text:outline-level="1">🚨 Problemas que normalmente aparecem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Erro</text:p>
            </table:table-cell>
            <table:table-cell table:style-name="Tabela1.A1" office:value-type="string">
              <text:p text:style-name="Table_20_Heading">Causa</text:p>
            </table:table-cell>
          </table:table-row>
        </table:table-header-rows>
        <table:table-row>
          <table:table-cell table:style-name="Tabela1.A1" office:value-type="string">
            <text:p text:style-name="Table_20_Contents">cannot execute binary</text:p>
          </table:table-cell>
          <table:table-cell table:style-name="Tabela1.A1" office:value-type="string">
            <text:p text:style-name="Table_20_Contents">falta chmod +x</text:p>
          </table:table-cell>
        </table:table-row>
        <table:table-row>
          <table:table-cell table:style-name="Tabela1.A1" office:value-type="string">
            <text:p text:style-name="Table_20_Contents">yt-dlp not found</text:p>
          </table:table-cell>
          <table:table-cell table:style-name="Tabela1.A1" office:value-type="string">
            <text:p text:style-name="Table_20_Contents">PATH errado</text:p>
          </table:table-cell>
        </table:table-row>
        <table:table-row>
          <table:table-cell table:style-name="Tabela1.A1" office:value-type="string">
            <text:p text:style-name="Table_20_Contents">interface não abre</text:p>
          </table:table-cell>
          <table:table-cell table:style-name="Tabela1.A1" office:value-type="string">
            <text:p text:style-name="Table_20_Contents">widgetset errado</text:p>
          </table:table-cell>
        </table:table-row>
        <table:table-row>
          <table:table-cell table:style-name="Tabela1.A1" office:value-type="string">
            <text:p text:style-name="Table_20_Contents">conversão falha</text:p>
          </table:table-cell>
          <table:table-cell table:style-name="Tabela1.A1" office:value-type="string">
            <text:p text:style-name="Table_20_Contents">ffmpeg não instalado</text:p>
          </table:table-cell>
        </table:table-row>
      </table:table>
      <text:p text:style-name="Horizontal_20_Line"/>
      <text:h text:style-name="Heading_20_1" text:outline-level="1">⭐ Melhor prática (RECOMENDADO)</text:h>
      <text:p text:style-name="Text_20_body">Deixe o projeto realmente multi-plataforma:</text:p>
      <text:p text:style-name="Preformatted_20_Text"><text:span text:style-name="Source_20_Text">/bin/windows/iBaixar.exe</text:span></text:p>
      <text:p text:style-name="Preformatted_20_Text"><text:span text:style-name="Source_20_Text">/bin/linux/iBaixar</text:span></text:p>
      <text:p text:style-name="Preformatted_20_Text"><text:span text:style-name="Source_20_Text">/tools/windows/yt-dlp.exe</text:span></text:p>
      <text:p text:style-name="P2"><text:span text:style-name="Source_20_Text">/tools/linux/yt-dlp</text:span></text:p>
      <text:p text:style-name="Text_20_body">E selecione automaticamente via <text:span text:style-name="Source_20_Text">{$IFDEF}</text:span>.</text:p>
      <text:p text:style-name="Horizontal_20_Line"/>
      <text:h text:style-name="Heading_20_2" text:outline-level="2">👉 Próximo passo (ideal)</text:h>
      <text:p text:style-name="Text_20_body">Reenvie os arquivos do projeto e eu faço para você:</text:p>
      <text:p text:style-name="Text_20_body"><text:soft-page-break/>✅ revisão linha por linha<text:line-break/>✅ adaptação automática Windows + Linux<text:line-break/>✅ execução correta do yt-dlp<text:line-break/>✅ build pronto para Linux<text:line-break/>✅ versão realmente multiplataforma</text:p>
      <text:p text:style-name="Text_20_body">Se quiser, também posso te mostrar como gerar <text:span text:style-name="Strong_20_Emphasis">AppImage</text:span> (roda em qualquer distro Linux sem instalar nada).</text:p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1T00:41:55.907357800</meta:creation-date>
    <dc:date>2026-02-21T00:49:56.499367300</dc:date>
    <meta:editing-duration>PT8M1S</meta:editing-duration>
    <meta:editing-cycles>1</meta:editing-cycles>
    <meta:document-statistic meta:table-count="1" meta:image-count="0" meta:object-count="0" meta:page-count="6" meta:paragraph-count="102" meta:word-count="487" meta:character-count="3138" meta:non-whitespace-character-count="2754"/>
    <meta:generator>LibreOffice/25.8.4.2$Windows_X86_64 LibreOffice_project/290daaa01b999472f0c7a3890eb6a550fd74c6df</meta:generator>
  </office:meta>
</office:document-meta>
</file>